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6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5cm" svg:height="1cm" svg:x="3.3cm" svg:y="1.6cm">
          <text:p text:style-name="P1">Llibre a la prestatger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3.3cm" svg:y="3.9cm">
          <text:p text:style-name="P1">Llibre llogat per perso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3.3cm" svg:y="5.5cm">
          <text:p text:style-name="P1">Llibre en préste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3.3cm" svg:y="7.1cm">
          <text:p text:style-name="P1">Llibre tornat per perso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3.3cm" svg:y="9.7cm">
          <text:p text:style-name="P1">Llibre a prestatgeri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cm" svg:y1="2.6cm" svg:x2="5.5cm" svg:y2="3.9cm">
          <text:p/>
        </draw:line>
        <draw:line draw:style-name="gr2" draw:text-style-name="P2" draw:layer="layout" svg:x1="5.5cm" svg:y1="4.9cm" svg:x2="5.5cm" svg:y2="5.5cm">
          <text:p/>
        </draw:line>
        <draw:line draw:style-name="gr2" draw:text-style-name="P2" draw:layer="layout" svg:x1="5.5cm" svg:y1="6.5cm" svg:x2="5.5cm" svg:y2="7.1cm">
          <text:p/>
        </draw:line>
        <draw:line draw:style-name="gr2" draw:text-style-name="P2" draw:layer="layout" svg:x1="5.5cm" svg:y1="8.1cm" svg:x2="5.5cm" svg:y2="9.7cm">
          <text:p/>
        </draw:line>
        <draw:frame draw:style-name="gr3" draw:text-style-name="P3" draw:layer="layout" svg:width="1cm" svg:height="6.4cm" svg:x="2.1cm" svg:y="3.5cm">
          <draw:text-box>
            <text:p>W</text:p>
            <text:p>E</text:p>
            <text:p>R</text:p>
            <text:p>N</text:p>
            <text:p>E</text:p>
            <text:p>R</text:p>
            <text:p/>
            <text:p>N</text:p>
            <text:p>Ü</text:p>
            <text:p>E</text:p>
            <text:p>S</text:p>
            <text:p>C</text:p>
            <text:p>H</text:p>
          </draw:text-box>
        </draw:frame>
        <draw:custom-shape draw:style-name="gr1" draw:text-style-name="P1" draw:layer="layout" svg:width="4.5cm" svg:height="1cm" svg:x="11.5cm" svg:y="3.9cm">
          <text:p text:style-name="P1">L’aigua omple el tamb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11.5cm" svg:y="5.5cm">
          <text:p text:style-name="P1">Tambor inactiu 5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11.5cm" svg:y="7.1cm">
          <text:p text:style-name="P1">Mànega deixa l’aigu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cm" svg:y1="4.9cm" svg:x2="13.7cm" svg:y2="5.5cm">
          <text:p/>
        </draw:line>
        <draw:line draw:style-name="gr2" draw:text-style-name="P2" draw:layer="layout" svg:x1="13.7cm" svg:y1="6.5cm" svg:x2="13.7cm" svg:y2="7.1cm">
          <text:p/>
        </draw:line>
        <draw:line draw:style-name="gr2" draw:text-style-name="P2" draw:layer="layout" svg:x1="13.7cm" svg:y1="4.9cm" svg:x2="13.7cm" svg:y2="5.5cm">
          <text:p/>
        </draw:line>
        <draw:line draw:style-name="gr2" draw:text-style-name="P2" draw:layer="layout" svg:x1="13.7cm" svg:y1="6.5cm" svg:x2="13.7cm" svg:y2="7.1cm">
          <text:p/>
        </draw:line>
        <draw:custom-shape draw:style-name="gr1" draw:text-style-name="P1" draw:layer="layout" svg:width="4.5cm" svg:height="1cm" svg:x="11.5cm" svg:y="8.5cm">
          <text:p text:style-name="P1">Tambor gira 15 m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11.5cm" svg:y="10.1cm">
          <text:p text:style-name="P1">L’aigua sabonosa marx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11.5cm" svg:y="11.7cm">
          <text:p text:style-name="P1">Torna a sortir aigu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8cm" svg:y1="9.5cm" svg:x2="13.8cm" svg:y2="10.1cm">
          <text:p/>
        </draw:line>
        <draw:line draw:style-name="gr2" draw:text-style-name="P2" draw:layer="layout" svg:x1="13.8cm" svg:y1="11.1cm" svg:x2="13.8cm" svg:y2="11.7cm">
          <text:p/>
        </draw:line>
        <draw:line draw:style-name="gr2" draw:text-style-name="P2" draw:layer="layout" svg:x1="13.8cm" svg:y1="9.5cm" svg:x2="13.8cm" svg:y2="10.1cm">
          <text:p/>
        </draw:line>
        <draw:line draw:style-name="gr2" draw:text-style-name="P2" draw:layer="layout" svg:x1="13.8cm" svg:y1="11.1cm" svg:x2="13.8cm" svg:y2="11.7cm">
          <text:p/>
        </draw:line>
        <draw:custom-shape draw:style-name="gr1" draw:text-style-name="P1" draw:layer="layout" svg:width="4.5cm" svg:height="1cm" svg:x="11.5cm" svg:y="3.9cm">
          <text:p text:style-name="P1">Llibre llogat per perso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11.5cm" svg:y="5.5cm">
          <text:p text:style-name="P1">Llibre en préste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11.5cm" svg:y="7.1cm">
          <text:p text:style-name="P1">Llibre tornat per person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cm" svg:y1="4.9cm" svg:x2="13.7cm" svg:y2="5.5cm">
          <text:p/>
        </draw:line>
        <draw:line draw:style-name="gr2" draw:text-style-name="P2" draw:layer="layout" svg:x1="13.7cm" svg:y1="6.5cm" svg:x2="13.7cm" svg:y2="7.1cm">
          <text:p/>
        </draw:line>
        <draw:line draw:style-name="gr2" draw:text-style-name="P2" draw:layer="layout" svg:x1="13.7cm" svg:y1="4.9cm" svg:x2="13.7cm" svg:y2="5.5cm">
          <text:p/>
        </draw:line>
        <draw:line draw:style-name="gr2" draw:text-style-name="P2" draw:layer="layout" svg:x1="13.7cm" svg:y1="6.5cm" svg:x2="13.7cm" svg:y2="7.1cm">
          <text:p/>
        </draw:line>
        <draw:custom-shape draw:style-name="gr1" draw:text-style-name="P1" draw:layer="layout" svg:width="4.5cm" svg:height="1cm" svg:x="11.6cm" svg:y="13.1cm">
          <text:p text:style-name="P1">Tambor segueix gira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11.6cm" svg:y="14.7cm">
          <text:p text:style-name="P1">Para de sortir aigu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11.6cm" svg:y="16.3cm">
          <text:p text:style-name="P1">L’aigua d’esbandir sur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8cm" svg:y1="14.1cm" svg:x2="13.8cm" svg:y2="14.7cm">
          <text:p/>
        </draw:line>
        <draw:line draw:style-name="gr2" draw:text-style-name="P2" draw:layer="layout" svg:x1="13.8cm" svg:y1="15.7cm" svg:x2="13.8cm" svg:y2="16.3cm">
          <text:p/>
        </draw:line>
        <draw:line draw:style-name="gr2" draw:text-style-name="P2" draw:layer="layout" svg:x1="13.8cm" svg:y1="14.1cm" svg:x2="13.8cm" svg:y2="14.7cm">
          <text:p/>
        </draw:line>
        <draw:line draw:style-name="gr2" draw:text-style-name="P2" draw:layer="layout" svg:x1="13.8cm" svg:y1="15.7cm" svg:x2="13.8cm" svg:y2="16.3cm">
          <text:p/>
        </draw:line>
        <draw:custom-shape draw:style-name="gr1" draw:text-style-name="P1" draw:layer="layout" svg:width="4.5cm" svg:height="1cm" svg:x="11.6cm" svg:y="17.7cm">
          <text:p text:style-name="P1">Aigua omple el tamb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cm" svg:x="11.6cm" svg:y="19.3cm">
          <text:p text:style-name="P1">Deixa de girar i rentat acab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8cm" svg:y1="18.7cm" svg:x2="13.8cm" svg:y2="19.3cm">
          <text:p/>
        </draw:line>
        <draw:line draw:style-name="gr2" draw:text-style-name="P2" draw:layer="layout" svg:x1="13.8cm" svg:y1="18.7cm" svg:x2="13.8cm" svg:y2="19.3cm">
          <text:p/>
        </draw:line>
      </draw:page>
      <draw:page draw:name="page2" draw:style-name="dp1" draw:master-page-name="Predeterminado">
        <draw:custom-shape draw:style-name="gr5" draw:text-style-name="P1" draw:layer="layout" svg:width="0.7cm" svg:height="0.7cm" svg:x="9.2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1cm" svg:height="0.7cm" svg:x="5.4cm" svg:y="4.9cm">
          <text:p text:style-name="P1">Inserta target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cm" svg:height="0.7cm" svg:x="11cm" svg:y="4.9cm">
          <text:p text:style-name="P1">Inserta Llibret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cm" svg:height="1cm" svg:x="8.1cm" svg:y="7.1cm">
          <text:p text:style-name="P1">Selecciona acció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4cm" svg:y1="2.5cm" svg:x2="8.5cm" svg:y2="4.9cm">
          <text:p/>
        </draw:line>
        <draw:line draw:style-name="gr2" draw:text-style-name="P2" draw:layer="layout" svg:x1="9.8cm" svg:y1="2.4cm" svg:x2="11cm" svg:y2="5cm">
          <text:p/>
        </draw:line>
        <draw:line draw:style-name="gr2" draw:text-style-name="P2" draw:layer="layout" svg:x1="8.5cm" svg:y1="5.6cm" svg:x2="8.2cm" svg:y2="7.1cm">
          <text:p/>
        </draw:line>
        <draw:line draw:style-name="gr2" draw:text-style-name="P2" draw:layer="layout" svg:x1="11cm" svg:y1="5.6cm" svg:x2="11.2cm" svg:y2="7.1cm">
          <text:p/>
        </draw:line>
        <draw:custom-shape draw:style-name="gr7" draw:text-style-name="P1" draw:layer="layout" svg:width="3.3cm" svg:height="1cm" svg:x="8.1cm" svg:y="9cm">
          <text:p text:style-name="P1">Selec. Im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cm" svg:height="1cm" svg:x="8.1cm" svg:y="10.8cm">
          <text:p text:style-name="P1">Inserta cod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3cm" svg:height="1cm" svg:x="3.9cm" svg:y="13.7cm">
          <text:p text:style-name="P1">Acció seleccionad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cm" svg:y1="8.1cm" svg:x2="9.7cm" svg:y2="9cm">
          <text:p/>
        </draw:line>
        <draw:line draw:style-name="gr2" draw:text-style-name="P2" draw:layer="layout" svg:x1="9.7cm" svg:y1="10cm" svg:x2="9.7cm" svg:y2="10.8cm">
          <text:p/>
        </draw:line>
        <draw:line draw:style-name="gr2" draw:text-style-name="P2" draw:layer="layout" svg:x1="8.5cm" svg:y1="11.8cm" svg:x2="7.1cm" svg:y2="13.7cm">
          <text:p/>
        </draw:line>
        <draw:line draw:style-name="gr8" draw:text-style-name="P2" draw:layer="layout" svg:x1="11.4cm" svg:y1="11.8cm" svg:x2="13.3cm" svg:y2="11.8cm">
          <text:p/>
        </draw:line>
        <draw:line draw:style-name="gr8" draw:text-style-name="P2" draw:layer="layout" svg:x1="13.3cm" svg:y1="11.8cm" svg:x2="13.3cm" svg:y2="11cm">
          <text:p/>
        </draw:line>
        <draw:line draw:style-name="gr2" draw:text-style-name="P2" draw:layer="layout" svg:x1="13.3cm" svg:y1="11cm" svg:x2="11.4cm" svg:y2="11cm">
          <text:p/>
        </draw:line>
        <draw:frame draw:style-name="gr9" draw:text-style-name="P3" draw:layer="layout" svg:width="3.9cm" svg:height="1.3cm" svg:x="9.7cm" svg:y="1.7cm">
          <draw:text-box>
            <text:p>Persona al caixer</text:p>
          </draw:text-box>
        </draw:frame>
        <draw:frame draw:style-name="gr10" draw:text-style-name="P3" draw:layer="layout" svg:width="3.4cm" svg:height="0.8cm" svg:x="5.3cm" svg:y="12.2cm">
          <draw:text-box>
            <text:p>Codi correcte</text:p>
          </draw:text-box>
        </draw:frame>
        <draw:frame draw:style-name="gr10" draw:text-style-name="P3" draw:layer="layout" svg:width="3.4cm" svg:height="0.8cm" svg:x="13.2cm" svg:y="11.1cm">
          <draw:text-box>
            <text:p>Codi incorrecte</text:p>
          </draw:text-box>
        </draw:frame>
        <draw:frame draw:style-name="gr11" draw:text-style-name="P4" draw:layer="layout" svg:width="6.1cm" svg:height="1.7cm" svg:x="2.9cm" svg:y="8.2cm">
          <draw:text-box>
            <text:p>Werner Nüesch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adc5e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8:40:11.781000000</meta:creation-date>
    <meta:generator>LibreOffice/6.0.5.2$Windows_X86_64 LibreOffice_project/54c8cbb85f300ac59db32fe8a675ff7683cd5a16</meta:generator>
    <dc:date>2019-06-10T19:10:08.500000000</dc:date>
    <meta:editing-duration>PT29M57S</meta:editing-duration>
    <meta:editing-cycles>1</meta:editing-cycles>
    <meta:document-statistic meta:object-count="63"/>
  </office:meta>
</office:document-meta>
</file>